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text-line-through-style="none" style:text-line-through-type="none" style:font-name="Consolas" fo:font-size="10.5pt" fo:background-color="#bf0041" style:font-size-asian="10.5pt" style:font-size-complex="10.5pt"/>
    </style:style>
    <style:style style:name="P2" style:family="paragraph" style:parent-style-name="Standard">
      <style:text-properties style:text-line-through-style="none" style:text-line-through-type="none" style:font-name="Consolas" fo:font-size="10.5pt" fo:background-color="#bf0041" style:font-size-asian="10.5pt" style:font-size-complex="10.5pt"/>
    </style:style>
    <style:style style:name="P3" style:family="paragraph" style:parent-style-name="Standard">
      <style:text-properties style:text-line-through-style="none" style:text-line-through-type="none" style:font-name="Consolas" fo:font-size="10.5pt" officeooo:paragraph-rsid="001c51a4" fo:background-color="#bf0041" style:font-size-asian="10.5pt" style:font-size-complex="10.5pt"/>
    </style:style>
    <style:style style:name="P4" style:family="paragraph" style:parent-style-name="Standard">
      <style:text-properties style:text-line-through-style="none" style:text-line-through-type="none" style:font-name="Consolas" fo:font-size="10.5pt" officeooo:paragraph-rsid="001fc86b" fo:background-color="#bf0041" style:font-size-asian="10.5pt" style:font-size-complex="10.5pt"/>
    </style:style>
    <style:style style:name="P5" style:family="paragraph" style:parent-style-name="Standard">
      <style:text-properties style:text-line-through-style="none" style:text-line-through-type="none" style:font-name="Consolas" fo:font-size="10.5pt" officeooo:paragraph-rsid="0020808d" fo:background-color="#bf0041" style:font-size-asian="10.5pt" style:font-size-complex="10.5pt"/>
    </style:style>
    <style:style style:name="P6" style:family="paragraph" style:parent-style-name="Standard">
      <style:text-properties style:text-line-through-style="none" style:text-line-through-type="none" style:font-name="Consolas" fo:font-size="10.5pt" officeooo:rsid="002033ad" officeooo:paragraph-rsid="002033ad" fo:background-color="#bf0041" style:font-size-asian="10.5pt" style:font-size-complex="10.5pt"/>
    </style:style>
    <style:style style:name="P7" style:family="paragraph" style:parent-style-name="Standard">
      <style:text-properties style:text-line-through-style="none" style:text-line-through-type="none" style:font-name="Consolas" fo:font-size="10.5pt" fo:background-color="#666666" style:font-size-asian="10.5pt" style:font-size-complex="10.5pt"/>
    </style:style>
    <style:style style:name="P8" style:family="paragraph" style:parent-style-name="Standard">
      <style:text-properties style:text-line-through-style="none" style:text-line-through-type="none" style:font-name="Consolas" fo:font-size="10.5pt" style:font-size-asian="10.5pt" style:font-size-complex="10.5pt"/>
    </style:style>
    <style:style style:name="P9" style:family="paragraph" style:parent-style-name="Standard">
      <style:text-properties style:text-line-through-style="none" style:text-line-through-type="none" style:font-name="Consolas" fo:font-size="10.5pt" fo:background-color="#ffff00" style:font-size-asian="10.5pt" style:font-size-complex="10.5pt"/>
    </style:style>
    <style:style style:name="P10" style:family="paragraph" style:parent-style-name="Standard">
      <style:text-properties style:text-line-through-style="none" style:text-line-through-type="none" style:font-name="Consolas" fo:font-size="10.5pt" officeooo:rsid="0020808d" officeooo:paragraph-rsid="0020808d" fo:background-color="#ffff00" style:font-size-asian="10.5pt" style:font-size-complex="10.5pt"/>
    </style:style>
    <style:style style:name="P11" style:family="paragraph" style:parent-style-name="Standard">
      <style:text-properties style:text-line-through-style="none" style:text-line-through-type="none" style:font-name="Consolas" fo:font-size="10.5pt" officeooo:rsid="00229469" officeooo:paragraph-rsid="00229469" fo:background-color="#ffff00" style:font-size-asian="10.5pt" style:font-size-complex="10.5pt"/>
    </style:style>
    <style:style style:name="P12" style:family="paragraph" style:parent-style-name="Standard">
      <style:text-properties style:text-line-through-style="none" style:text-line-through-type="none" style:font-name="Consolas" fo:font-size="10.5pt" officeooo:rsid="00229469" officeooo:paragraph-rsid="0024911b" fo:background-color="#ffff00" style:font-size-asian="10.5pt" style:font-size-complex="10.5pt"/>
    </style:style>
    <style:style style:name="P13" style:family="paragraph" style:parent-style-name="Standard">
      <style:text-properties style:text-line-through-style="none" style:text-line-through-type="none" style:font-name="Consolas" fo:font-size="10.5pt" officeooo:rsid="002377c3" officeooo:paragraph-rsid="002377c3" fo:background-color="#ffff00" style:font-size-asian="10.5pt" style:font-size-complex="10.5pt"/>
    </style:style>
    <style:style style:name="P14" style:family="paragraph" style:parent-style-name="Standard">
      <style:text-properties style:text-line-through-style="none" style:text-line-through-type="none" style:font-name="Consolas" fo:font-size="10.5pt" officeooo:rsid="002377c3" officeooo:paragraph-rsid="0024911b" fo:background-color="#ffff00" style:font-size-asian="10.5pt" style:font-size-complex="10.5pt"/>
    </style:style>
    <style:style style:name="P15" style:family="paragraph" style:parent-style-name="Standard">
      <style:text-properties style:text-line-through-style="none" style:text-line-through-type="none" style:font-name="Consolas" fo:font-size="10.5pt" fo:background-color="#800080" style:font-size-asian="10.5pt" style:font-size-complex="10.5pt"/>
    </style:style>
    <style:style style:name="P16" style:family="paragraph" style:parent-style-name="Standard">
      <style:text-properties style:text-line-through-style="none" style:text-line-through-type="none" style:font-name="Consolas" fo:font-size="10.5pt" officeooo:paragraph-rsid="0020808d" fo:background-color="#800080" style:font-size-asian="10.5pt" style:font-size-complex="10.5pt"/>
    </style:style>
    <style:style style:name="P17" style:family="paragraph" style:parent-style-name="Standard">
      <style:text-properties style:text-line-through-style="none" style:text-line-through-type="none" style:font-name="Consolas" fo:font-size="10.5pt" officeooo:rsid="0024911b" officeooo:paragraph-rsid="0024911b" fo:background-color="#81d41a" style:font-size-asian="10.5pt" style:font-size-complex="10.5pt"/>
    </style:style>
    <style:style style:name="P18" style:family="paragraph" style:parent-style-name="Standard">
      <style:text-properties style:text-line-through-style="none" style:text-line-through-type="none" style:font-name="Consolas" fo:font-size="10.5pt" officeooo:rsid="0024911b" officeooo:paragraph-rsid="00292f26" fo:background-color="#81d41a" style:font-size-asian="10.5pt" style:font-size-complex="10.5pt"/>
    </style:style>
    <style:style style:name="P19" style:family="paragraph" style:parent-style-name="Standard">
      <style:text-properties fo:color="#ffffff" loext:opacity="100%" style:text-line-through-style="none" style:text-line-through-type="none" style:font-name="Consolas" fo:font-size="10.5pt" officeooo:rsid="002033ad" officeooo:paragraph-rsid="002033ad" fo:background-color="#bf0041" style:font-size-asian="10.5pt" style:font-size-complex="10.5pt"/>
    </style:style>
    <style:style style:name="P20" style:family="paragraph" style:parent-style-name="Standard">
      <style:text-properties fo:color="#ffffff" loext:opacity="100%" style:text-line-through-style="none" style:text-line-through-type="none" style:font-name="Consolas" fo:font-size="10.5pt" officeooo:rsid="002033ad" officeooo:paragraph-rsid="002377c3" fo:background-color="#bf0041" style:font-size-asian="10.5pt" style:font-size-complex="10.5pt"/>
    </style:style>
    <style:style style:name="P21" style:family="paragraph" style:parent-style-name="Standard">
      <style:text-properties fo:color="#ffffff" loext:opacity="100%" style:text-line-through-style="none" style:text-line-through-type="none" style:font-name="Consolas" fo:font-size="9pt" officeooo:rsid="002033ad" officeooo:paragraph-rsid="002377c3" fo:background-color="#bf0041" style:font-size-asian="9pt" style:font-size-complex="9pt"/>
    </style:style>
    <style:style style:name="P22" style:family="paragraph" style:parent-style-name="Standard">
      <style:text-properties fo:color="#000000" loext:opacity="100%" style:text-line-through-style="none" style:text-line-through-type="none" style:font-name="Consolas" fo:font-size="10.5pt" officeooo:rsid="00229469" officeooo:paragraph-rsid="002377c3" fo:background-color="#ffff00" style:font-size-asian="10.5pt" style:font-size-complex="10.5pt"/>
    </style:style>
    <style:style style:name="P23" style:family="paragraph" style:parent-style-name="Standard">
      <style:text-properties fo:color="#000000" loext:opacity="100%" style:text-line-through-style="none" style:text-line-through-type="none" style:font-name="Consolas" fo:font-size="10.5pt" officeooo:rsid="00229469" officeooo:paragraph-rsid="0024911b" fo:background-color="#ffff00" style:font-size-asian="10.5pt" style:font-size-complex="10.5pt"/>
    </style:style>
    <style:style style:name="P24" style:family="paragraph" style:parent-style-name="Standard">
      <style:text-properties fo:color="#000000" loext:opacity="100%" style:text-line-through-style="none" style:text-line-through-type="none" style:font-name="Consolas" fo:font-size="10.5pt" officeooo:rsid="00229469" officeooo:paragraph-rsid="0024911b" fo:background-color="#bf0041" style:font-size-asian="10.5pt" style:font-size-complex="10.5pt"/>
    </style:style>
    <style:style style:name="T1" style:family="text">
      <style:text-properties officeooo:rsid="001c51a4"/>
    </style:style>
    <style:style style:name="T2" style:family="text">
      <style:text-properties fo:background-color="#b2b2b2" loext:char-shading-value="0"/>
    </style:style>
    <style:style style:name="T3" style:family="text">
      <style:text-properties officeooo:rsid="001c51a4" fo:background-color="#b2b2b2" loext:char-shading-value="0"/>
    </style:style>
    <style:style style:name="T4" style:family="text">
      <style:text-properties officeooo:rsid="002033ad" fo:background-color="#b2b2b2" loext:char-shading-value="0"/>
    </style:style>
    <style:style style:name="T5" style:family="text">
      <style:text-properties officeooo:rsid="002377c3" fo:background-color="#b2b2b2" loext:char-shading-value="0"/>
    </style:style>
    <style:style style:name="T6" style:family="text">
      <style:text-properties officeooo:rsid="001d1d2f"/>
    </style:style>
    <style:style style:name="T7" style:family="text">
      <style:text-properties officeooo:rsid="001fc86b"/>
    </style:style>
    <style:style style:name="T8" style:family="text">
      <style:text-properties officeooo:rsid="002033ad"/>
    </style:style>
    <style:style style:name="T9" style:family="text">
      <style:text-properties fo:color="#ffffff" loext:opacity="100%" officeooo:rsid="002033ad"/>
    </style:style>
    <style:style style:name="T10" style:family="text">
      <style:text-properties fo:color="#ffffff" loext:opacity="100%" officeooo:rsid="0022571f"/>
    </style:style>
    <style:style style:name="T11" style:family="text">
      <style:text-properties fo:color="#ffffff" loext:opacity="100%" officeooo:rsid="002377c3"/>
    </style:style>
    <style:style style:name="T12" style:family="text">
      <style:text-properties fo:color="#ffffff" loext:opacity="100%" officeooo:rsid="0024911b"/>
    </style:style>
    <style:style style:name="T13" style:family="text">
      <style:text-properties fo:color="#ffffff" loext:opacity="100%" officeooo:rsid="0027a4b2"/>
    </style:style>
    <style:style style:name="T14" style:family="text">
      <style:text-properties officeooo:rsid="0022571f"/>
    </style:style>
    <style:style style:name="T15" style:family="text">
      <style:text-properties officeooo:rsid="00229469"/>
    </style:style>
    <style:style style:name="T16" style:family="text">
      <style:text-properties officeooo:rsid="002377c3"/>
    </style:style>
    <style:style style:name="T17" style:family="text">
      <style:text-properties officeooo:rsid="0024911b"/>
    </style:style>
    <style:style style:name="T18" style:family="text">
      <style:text-properties officeooo:rsid="00252c5c"/>
    </style:style>
    <style:style style:name="T19" style:family="text">
      <style:text-properties officeooo:rsid="00262d5c"/>
    </style:style>
    <style:style style:name="T20" style:family="text">
      <style:text-properties officeooo:rsid="0026f771"/>
    </style:style>
    <style:style style:name="T21" style:family="text">
      <style:text-properties officeooo:rsid="0027a4b2"/>
    </style:style>
    <style:style style:name="T22" style:family="text">
      <style:text-properties officeooo:rsid="00292f26"/>
    </style:style>
    <style:style style:name="T23" style:family="text">
      <style:text-properties officeooo:rsid="002ae7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 w<text:span text:style-name="T15">1</text:span></text:p>
      <text:p text:style-name="P2">mul x 0</text:p>
      <text:p text:style-name="P2">add x z</text:p>
      <text:p text:style-name="P2">mod x 26</text:p>
      <text:p text:style-name="P7">div z 1</text:p>
      <text:p text:style-name="P8">add x 14</text:p>
      <text:p text:style-name="P2">eql x w <text:s/><text:span text:style-name="T1">x=0 </text:span><text:span text:style-name="T6">(w&lt;</text:span><text:span text:style-name="T7">=9</text:span><text:span text:style-name="T6">)</text:span></text:p>
      <text:p text:style-name="P2">eql x 0 <text:s/><text:span text:style-name="T1">x=1</text:span></text:p>
      <text:p text:style-name="P2">mul y 0 <text:s/><text:span text:style-name="T1">y=0</text:span></text:p>
      <text:p text:style-name="P2">add y 25 <text:span text:style-name="T1">y=25</text:span></text:p>
      <text:p text:style-name="P2">mul y x <text:s/><text:span text:style-name="T1">y=25</text:span></text:p>
      <text:p text:style-name="P2">add y 1 <text:s/><text:span text:style-name="T1">y=26</text:span></text:p>
      <text:p text:style-name="P2">mul z y <text:s/><text:span text:style-name="T3">z*=26</text:span></text:p>
      <text:p text:style-name="P2">mul y 0 <text:s/><text:span text:style-name="T1">y=0</text:span></text:p>
      <text:p text:style-name="P2">add y w <text:s/><text:span text:style-name="T1">y=w</text:span></text:p>
      <text:p text:style-name="P8">add y 12 <text:span text:style-name="T1">y=w+12</text:span></text:p>
      <text:p text:style-name="P2">mul y x <text:s/><text:span text:style-name="T1">y=w+12</text:span></text:p>
      <text:p text:style-name="P2">add z y <text:s/><text:span text:style-name="T1">z+=(w+12)</text:span></text:p>
      <text:p text:style-name="P19">(push <text:span text:style-name="T14">w1 + 12</text:span>)</text:p>
      <text:p text:style-name="P8"/>
      <text:p text:style-name="P2">inp w<text:span text:style-name="T15">2</text:span></text:p>
      <text:p text:style-name="P2">mul x 0</text:p>
      <text:p text:style-name="P2">add x z</text:p>
      <text:p text:style-name="P2">mod x 26</text:p>
      <text:p text:style-name="P7">div z 1</text:p>
      <text:p text:style-name="P8">add x 10</text:p>
      <text:p text:style-name="P2">eql x w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3">mul z y <text:span text:style-name="T3">z*=26</text:span></text:p>
      <text:p text:style-name="P2">mul y 0</text:p>
      <text:p text:style-name="P2">add y w</text:p>
      <text:p text:style-name="P8">add y 9</text:p>
      <text:p text:style-name="P2">mul y x</text:p>
      <text:p text:style-name="P5">add z y <text:s/><text:span text:style-name="T1">z+=(w+</text:span><text:span text:style-name="T6">9</text:span><text:span text:style-name="T1">)</text:span><text:span text:style-name="T9">(push </text:span><text:span text:style-name="T10">w2 + 9</text:span><text:span text:style-name="T9">)</text:span></text:p>
      <text:p text:style-name="P8"/>
      <text:p text:style-name="P2">inp w<text:span text:style-name="T15">3</text:span></text:p>
      <text:p text:style-name="P2">mul x 0</text:p>
      <text:p text:style-name="P2">add x z</text:p>
      <text:p text:style-name="P2">mod x 26</text:p>
      <text:p text:style-name="P7">div z 1</text:p>
      <text:p text:style-name="P8">add x 13</text:p>
      <text:p text:style-name="P2">eql x w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3">mul z y <text:span text:style-name="T3">z*=26</text:span></text:p>
      <text:p text:style-name="P2">mul y 0</text:p>
      <text:p text:style-name="P2">add y w</text:p>
      <text:p text:style-name="P8">add y 8</text:p>
      <text:p text:style-name="P2">mul y x</text:p>
      <text:p text:style-name="P5">add z y <text:s/><text:span text:style-name="T1">z+=(w+</text:span><text:span text:style-name="T6">8</text:span><text:span text:style-name="T1">)</text:span><text:span text:style-name="T9">(push </text:span><text:span text:style-name="T10">w3 + 8</text:span><text:span text:style-name="T9">)</text:span></text:p>
      <text:p text:style-name="P8"/>
      <text:p text:style-name="P9"/>
      <text:p text:style-name="P9"/>
      <text:p text:style-name="P9"/>
      <text:p text:style-name="P9"/>
      <text:p text:style-name="P2">inp w<text:span text:style-name="T15">4</text:span></text:p>
      <text:p text:style-name="P2">mul x 0</text:p>
      <text:p text:style-name="P2">add x z</text:p>
      <text:p text:style-name="P2">mod x 26 <text:span text:style-name="T4">x=z%26</text:span></text:p>
      <text:p text:style-name="P6"><text:span text:style-name="T2">(ie x=</text:span><text:span text:style-name="T5">top of stack</text:span><text:span text:style-name="T2">)</text:span></text:p>
      <text:p text:style-name="P15">div z 26 <text:span text:style-name="T8">(pop)</text:span></text:p>
      <text:p text:style-name="P8">add x -8 <text:s/><text:span text:style-name="T8">x -= 8</text:span></text:p>
      <text:p text:style-name="P2">eql x w<text:span text:style-name="T15">4</text:span><text:span text:style-name="T8">(want x=w</text:span><text:span text:style-name="T14">4</text:span><text:span text:style-name="T8">)</text:span></text:p>
      <text:p text:style-name="P11"><text:span text:style-name="T16">pop</text:span>-8=w4</text:p>
      <text:p text:style-name="P2">eql x 0 <text:s/><text:span text:style-name="T8">(want x!</text:span><text:span text:style-name="T15">=</text:span><text:span text:style-name="T8">0)</text:span></text:p>
      <text:p text:style-name="P2">mul y 0</text:p>
      <text:p text:style-name="P2">add y 25</text:p>
      <text:p text:style-name="P2">mul y x</text:p>
      <text:p text:style-name="P2">add y 1</text:p>
      <text:p text:style-name="P2">mul z y</text:p>
      <text:p text:style-name="P2">mul y 0</text:p>
      <text:p text:style-name="P2">add y w</text:p>
      <text:p text:style-name="P8">add y 3</text:p>
      <text:p text:style-name="P2">mul y x <text:s/><text:span text:style-name="T7">(want x=0)</text:span></text:p>
      <text:p text:style-name="P2">add z y</text:p>
      <text:p text:style-name="P8"/>
      <text:p text:style-name="P2">inp w<text:span text:style-name="T15">5</text:span></text:p>
      <text:p text:style-name="P2">mul x 0</text:p>
      <text:p text:style-name="P2">add x z</text:p>
      <text:p text:style-name="P2">mod x 26</text:p>
      <text:p text:style-name="P7">div z 1</text:p>
      <text:p text:style-name="P8">add x 11</text:p>
      <text:p text:style-name="P2">eql x w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3">mul z y <text:span text:style-name="T3">z*=26</text:span></text:p>
      <text:p text:style-name="P2">mul y 0</text:p>
      <text:p text:style-name="P2">add y w</text:p>
      <text:p text:style-name="P8">add y 0</text:p>
      <text:p text:style-name="P2">mul y x</text:p>
      <text:p text:style-name="P5">add z y <text:s/><text:span text:style-name="T1">z+=(w+</text:span><text:span text:style-name="T6">0</text:span><text:span text:style-name="T1">)</text:span><text:span text:style-name="T9">(push</text:span><text:span text:style-name="T11"> w5 + 0</text:span><text:span text:style-name="T9">)</text:span></text:p>
      <text:p text:style-name="P8"/>
      <text:p text:style-name="P2">inp w<text:span text:style-name="T15">6</text:span></text:p>
      <text:p text:style-name="P2">mul x 0</text:p>
      <text:p text:style-name="P2">add x z</text:p>
      <text:p text:style-name="P2">mod x 26</text:p>
      <text:p text:style-name="P7">div z 1</text:p>
      <text:p text:style-name="P8">add x 11</text:p>
      <text:p text:style-name="P2">eql x w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3">mul z y <text:span text:style-name="T3">z*=26</text:span></text:p>
      <text:p text:style-name="P2">mul y 0</text:p>
      <text:p text:style-name="P2">add y w</text:p>
      <text:p text:style-name="P8">add y 11</text:p>
      <text:p text:style-name="P2">mul y x</text:p>
      <text:p text:style-name="P5">add z y <text:s/><text:span text:style-name="T1">z+=(w+1</text:span><text:span text:style-name="T6">1</text:span><text:span text:style-name="T1">)</text:span><text:span text:style-name="T9">(push </text:span><text:span text:style-name="T11">w6 + 11</text:span><text:span text:style-name="T9">)</text:span></text:p>
      <text:p text:style-name="P8"/>
      <text:p text:style-name="P9"/>
      <text:p text:style-name="P2"/>
      <text:p text:style-name="P2"/>
      <text:p text:style-name="P2">inp w<text:span text:style-name="T15">7</text:span></text:p>
      <text:p text:style-name="P2">mul x 0</text:p>
      <text:p text:style-name="P2">add x z</text:p>
      <text:p text:style-name="P2">mod x 26</text:p>
      <text:p text:style-name="P7">div z 1</text:p>
      <text:p text:style-name="P8">add x 14</text:p>
      <text:p text:style-name="P2">eql x w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3">mul z y <text:span text:style-name="T3">z*=26</text:span></text:p>
      <text:p text:style-name="P2">mul y 0</text:p>
      <text:p text:style-name="P2">add y w</text:p>
      <text:p text:style-name="P8">add y 10</text:p>
      <text:p text:style-name="P2">mul y x</text:p>
      <text:p text:style-name="P5">add z y <text:s/><text:span text:style-name="T1">z+=(w+1</text:span><text:span text:style-name="T6">0</text:span><text:span text:style-name="T1">)</text:span><text:span text:style-name="T9">(push </text:span><text:span text:style-name="T11">w7 + 10</text:span><text:span text:style-name="T9">)</text:span></text:p>
      <text:p text:style-name="P8"/>
      <text:p text:style-name="P2">inp w<text:span text:style-name="T15">8</text:span></text:p>
      <text:p text:style-name="P2">mul x 0</text:p>
      <text:p text:style-name="P2">add x z</text:p>
      <text:p text:style-name="P5">mod x 26 <text:span text:style-name="T4">x=z%26</text:span></text:p>
      <text:p text:style-name="P16">div z 26 <text:span text:style-name="T8">(pop)</text:span></text:p>
      <text:p text:style-name="P8">add x -11</text:p>
      <text:p text:style-name="P2">eql x w <text:span text:style-name="T15">(want x=w</text:span><text:span text:style-name="T16">8</text:span><text:span text:style-name="T15">)</text:span></text:p>
      <text:p text:style-name="P11"><text:span text:style-name="T16">pop</text:span>-11=w8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2">mul z y</text:p>
      <text:p text:style-name="P2">mul y 0</text:p>
      <text:p text:style-name="P2">add y w</text:p>
      <text:p text:style-name="P8">add y 13</text:p>
      <text:p text:style-name="P4">mul y x <text:s/><text:span text:style-name="T7">(want x=0)</text:span></text:p>
      <text:p text:style-name="P2">add z y</text:p>
      <text:p text:style-name="P8"/>
      <text:p text:style-name="P2">inp w<text:span text:style-name="T15">9</text:span></text:p>
      <text:p text:style-name="P2">mul x 0</text:p>
      <text:p text:style-name="P2">add x z</text:p>
      <text:p text:style-name="P2">mod x 26</text:p>
      <text:p text:style-name="P7">div z 1</text:p>
      <text:p text:style-name="P8">add x 14</text:p>
      <text:p text:style-name="P2">eql x w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3">mul z y <text:span text:style-name="T3">z*=26</text:span></text:p>
      <text:p text:style-name="P2">mul y 0</text:p>
      <text:p text:style-name="P2">add y w</text:p>
      <text:p text:style-name="P8">add y 3</text:p>
      <text:p text:style-name="P2">mul y x</text:p>
      <text:p text:style-name="P5">add z y <text:s/><text:span text:style-name="T1">z+=(w+</text:span><text:span text:style-name="T21">3</text:span><text:span text:style-name="T1">)</text:span><text:span text:style-name="T9">(push </text:span><text:span text:style-name="T11">w9 + </text:span><text:span text:style-name="T13">3</text:span><text:span text:style-name="T9">)</text:span></text:p>
      <text:p text:style-name="P8"/>
      <text:p text:style-name="P9"/>
      <text:p text:style-name="P9"/>
      <text:p text:style-name="P9"/>
      <text:p text:style-name="P9"/>
      <text:p text:style-name="P2">inp w<text:span text:style-name="T15">10</text:span></text:p>
      <text:p text:style-name="P2">mul x 0</text:p>
      <text:p text:style-name="P2">add x z</text:p>
      <text:p text:style-name="P5">mod x 26 <text:span text:style-name="T4">x=z%26</text:span></text:p>
      <text:p text:style-name="P16">div z 26 <text:span text:style-name="T8">(pop)</text:span></text:p>
      <text:p text:style-name="P8">add x -1</text:p>
      <text:p text:style-name="P2">eql x w <text:span text:style-name="T15">(want x=w</text:span><text:span text:style-name="T16">10</text:span><text:span text:style-name="T15">)</text:span></text:p>
      <text:p text:style-name="P11"><text:span text:style-name="T16">pop</text:span>-1=w10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2">mul z y</text:p>
      <text:p text:style-name="P2">mul y 0</text:p>
      <text:p text:style-name="P2">add y w</text:p>
      <text:p text:style-name="P8">add y 10</text:p>
      <text:p text:style-name="P4">mul y x <text:s/><text:span text:style-name="T7">(want x=0)</text:span></text:p>
      <text:p text:style-name="P2">add z y</text:p>
      <text:p text:style-name="P8"/>
      <text:p text:style-name="P2">inp w<text:span text:style-name="T15">11</text:span></text:p>
      <text:p text:style-name="P2">mul x 0</text:p>
      <text:p text:style-name="P2">add x z</text:p>
      <text:p text:style-name="P5">mod x 26 <text:span text:style-name="T4">x=z%26</text:span></text:p>
      <text:p text:style-name="P16">div z 26 <text:span text:style-name="T8">(pop)</text:span></text:p>
      <text:p text:style-name="P8">add x -8</text:p>
      <text:p text:style-name="P2">eql x w <text:span text:style-name="T15">(want x=w</text:span><text:span text:style-name="T16">11</text:span><text:span text:style-name="T15">)</text:span></text:p>
      <text:p text:style-name="P11"><text:span text:style-name="T16">pop</text:span>-8=w11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2">mul z y</text:p>
      <text:p text:style-name="P2">mul y 0</text:p>
      <text:p text:style-name="P2">add y w</text:p>
      <text:p text:style-name="P8">add y 10</text:p>
      <text:p text:style-name="P4">mul y x <text:s/><text:span text:style-name="T7">(want x=0)</text:span></text:p>
      <text:p text:style-name="P2">add z y</text:p>
      <text:p text:style-name="P8"/>
      <text:p text:style-name="P2">inp w<text:span text:style-name="T15">12</text:span></text:p>
      <text:p text:style-name="P2">mul x 0</text:p>
      <text:p text:style-name="P2">add x z</text:p>
      <text:p text:style-name="P5">mod x 26 <text:span text:style-name="T4">x=z%26</text:span></text:p>
      <text:p text:style-name="P16">div z 26<text:span text:style-name="T8"> (pop)</text:span></text:p>
      <text:p text:style-name="P8">add x -5</text:p>
      <text:p text:style-name="P2">eql x w <text:span text:style-name="T15">(want x=w</text:span><text:span text:style-name="T16">12</text:span><text:span text:style-name="T15">)</text:span></text:p>
      <text:p text:style-name="P11"><text:span text:style-name="T16">pop</text:span>-5=w12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2">mul z y</text:p>
      <text:p text:style-name="P2">mul y 0</text:p>
      <text:p text:style-name="P2">add y w</text:p>
      <text:p text:style-name="P8">add y 14</text:p>
      <text:p text:style-name="P4">mul y x <text:s/><text:span text:style-name="T7">(want x=0)</text:span></text:p>
      <text:p text:style-name="P2">add z y</text:p>
      <text:p text:style-name="P8"/>
      <text:p text:style-name="P9"/>
      <text:p text:style-name="P9"/>
      <text:p text:style-name="P9"/>
      <text:p text:style-name="P9"/>
      <text:p text:style-name="P2">inp w<text:span text:style-name="T15">13</text:span></text:p>
      <text:p text:style-name="P2">mul x 0</text:p>
      <text:p text:style-name="P2">add x z</text:p>
      <text:p text:style-name="P5">mod x 26 <text:span text:style-name="T4">x=z%26</text:span></text:p>
      <text:p text:style-name="P16">div z 26 <text:span text:style-name="T8">(pop)</text:span></text:p>
      <text:p text:style-name="P8">add x -16</text:p>
      <text:p text:style-name="P2">eql x w <text:span text:style-name="T16">(want x=w13)</text:span></text:p>
      <text:p text:style-name="P13">pop-1<text:span text:style-name="T22">6</text:span>=w13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2">mul z y</text:p>
      <text:p text:style-name="P2">mul y 0</text:p>
      <text:p text:style-name="P2">add y w</text:p>
      <text:p text:style-name="P8">add y 6</text:p>
      <text:p text:style-name="P4">mul y x <text:s/><text:span text:style-name="T7">(want x=0)</text:span></text:p>
      <text:p text:style-name="P2">add z y</text:p>
      <text:p text:style-name="P8"/>
      <text:p text:style-name="P2">inp w<text:span text:style-name="T15">14</text:span></text:p>
      <text:p text:style-name="P2">mul x 0</text:p>
      <text:p text:style-name="P2">add x z</text:p>
      <text:p text:style-name="P5">mod x 26 <text:span text:style-name="T4">x=z%26</text:span></text:p>
      <text:p text:style-name="P16">div z 26 <text:span text:style-name="T8">(pop)</text:span></text:p>
      <text:p text:style-name="P8">add x -6</text:p>
      <text:p text:style-name="P2">eql x w <text:span text:style-name="T16">(want x=w14)</text:span></text:p>
      <text:p text:style-name="P13">pop-6=w14</text:p>
      <text:p text:style-name="P2">eql x 0</text:p>
      <text:p text:style-name="P2">mul y 0</text:p>
      <text:p text:style-name="P2">add y 25</text:p>
      <text:p text:style-name="P2">mul y x</text:p>
      <text:p text:style-name="P2">add y 1</text:p>
      <text:p text:style-name="P2">mul z y</text:p>
      <text:p text:style-name="P2">mul y 0</text:p>
      <text:p text:style-name="P2">add y w</text:p>
      <text:p text:style-name="P8">add y 5</text:p>
      <text:p text:style-name="P4">mul y x <text:s/><text:span text:style-name="T7">(want x=0)</text:span></text:p>
      <text:p text:style-name="P2">add z y</text:p>
      <text:p text:style-name="P10"/>
      <text:p text:style-name="P10">Notice there are 7 unconditional pushes</text:p>
      <text:p text:style-name="P10">and 7 unconditional pops. We must prevent the 7 conditional pushes that occur in the pop blocks by forcing x=0. <text:span text:style-name="T14">This way the stack is empty (z=0) after all 14 blocks are run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<text:span text:style-name="T17">X </text:span>(push <text:span text:style-name="T14">w1 + 12</text:span>)</text:p>
      <text:p text:style-name="P20"><text:span text:style-name="T17">X </text:span>(push <text:span text:style-name="T14">w2 + 9</text:span>)</text:p>
      <text:p text:style-name="P20"><text:span text:style-name="T17">X </text:span>(push <text:span text:style-name="T14">w3 + 8</text:span>)</text:p>
      <text:p text:style-name="P22"><text:span text:style-name="T17">X </text:span><text:span text:style-name="T16">pop</text:span>-8=w4</text:p>
      <text:p text:style-name="P24"><text:span text:style-name="T12">X </text:span><text:span text:style-name="T9">(push</text:span><text:span text:style-name="T11"> w5 + 0</text:span><text:span text:style-name="T9">)</text:span></text:p>
      <text:p text:style-name="P24"><text:span text:style-name="T12">X </text:span><text:span text:style-name="T9">(push </text:span><text:span text:style-name="T11">w6 + 11</text:span><text:span text:style-name="T9">)</text:span></text:p>
      <text:p text:style-name="P24"><text:span text:style-name="T12">X </text:span><text:span text:style-name="T9">(push </text:span><text:span text:style-name="T11">w7 + 10</text:span><text:span text:style-name="T9">)</text:span></text:p>
      <text:p text:style-name="P23"><text:span text:style-name="T17">X </text:span><text:span text:style-name="T16">pop</text:span><text:span text:style-name="T8">-11=w8</text:span></text:p>
      <text:p text:style-name="P24"><text:span text:style-name="T12">X </text:span><text:span text:style-name="T9">(push </text:span><text:span text:style-name="T11">w9 + </text:span><text:span text:style-name="T13">3</text:span><text:span text:style-name="T9">)</text:span></text:p>
      <text:p text:style-name="P23"><text:span text:style-name="T17">X </text:span><text:span text:style-name="T16">pop</text:span><text:span text:style-name="T8">-1=w10</text:span></text:p>
      <text:p text:style-name="P23"><text:span text:style-name="T17">X </text:span><text:span text:style-name="T16">pop</text:span>-8=w11</text:p>
      <text:p text:style-name="P12"><text:span text:style-name="T17">X </text:span><text:span text:style-name="T16">pop</text:span>-5=w12</text:p>
      <text:p text:style-name="P14"><text:span text:style-name="T17">X </text:span>pop-1<text:span text:style-name="T22">6</text:span>=w13</text:p>
      <text:p text:style-name="P14"><text:span text:style-name="T17">X </text:span>pop-6=w14</text:p>
      <text:p text:style-name="P14"/>
      <text:p text:style-name="P17">(w3 + 8) - 8 = w4</text:p>
      <text:p text:style-name="P17">(w7 + 10) - 11 = w<text:span text:style-name="T20">8</text:span></text:p>
      <text:p text:style-name="P17">(w9 + <text:span text:style-name="T21">3</text:span>) – 1 = w10</text:p>
      <text:p text:style-name="P17">(w6 + 11) – 8 = w11</text:p>
      <text:p text:style-name="P17">(w5 + 0) – 5 = w12</text:p>
      <text:p text:style-name="P18">(w2 + 9) – <text:span text:style-name="T22">16</text:span> = w13</text:p>
      <text:p text:style-name="P17">(w1 + 12) – 6 = w14</text:p>
      <text:p text:style-name="P17"/>
      <text:p text:style-name="P17"/>
      <text:p text:style-name="P17">max so<text:span text:style-name="T18">l: </text:span><text:span text:style-name="T19">pick highest value</text:span><text:span text:style-name="T23">s</text:span><text:span text:style-name="T19"> for </text:span><text:span text:style-name="T23">w1, w2,...</text:span><text:span text:style-name="T19"> </text:span></text:p>
      <text:p text:style-name="P17"/>
      <text:p text:style-name="P17">min sol: <text:span text:style-name="T18">pick lowest values for w1, w2,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189in" style:type="center"/>
          <style:tab-stop style:position="8.37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189in" style:type="center"/>
          <style:tab-stop style:position="8.37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052in" fo:margin-right="0.0701in" style:writing-mode="lr-tb" style:footnote-max-height="0in" loext:margin-gutter="0in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6:27:50.007000000</meta:creation-date>
    <dc:date>2022-03-18T22:38:29.974000000</dc:date>
    <meta:editing-duration>PT1H18M14S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86" meta:word-count="994" meta:character-count="3067" meta:non-whitespace-character-count="2328"/>
  </office:meta>
</office:document-meta>
</file>